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e20" officeooo:paragraph-rsid="00106e20"/>
    </style:style>
    <style:style style:name="P2" style:family="paragraph" style:parent-style-name="Standard">
      <style:paragraph-properties fo:text-align="center" style:justify-single-word="false"/>
      <style:text-properties officeooo:rsid="00106e20" officeooo:paragraph-rsid="00106e20"/>
    </style:style>
    <style:style style:name="P3" style:family="paragraph" style:parent-style-name="Standard">
      <style:paragraph-properties fo:text-align="end" style:justify-single-word="false"/>
      <style:text-properties fo:color="#ffffff" style:font-name="Century Gothic" officeooo:rsid="00106e20" officeooo:paragraph-rsid="00106e20"/>
    </style:style>
    <style:style style:name="P4" style:family="paragraph" style:parent-style-name="Standard">
      <style:paragraph-properties fo:text-align="center" style:justify-single-word="false"/>
      <style:text-properties fo:color="#ffffff" style:font-name="Century Gothic" officeooo:rsid="0010e1aa" officeooo:paragraph-rsid="0010e1aa"/>
    </style:style>
    <style:style style:name="P5" style:family="paragraph" style:parent-style-name="Standard">
      <style:paragraph-properties fo:text-align="start" style:justify-single-word="false"/>
      <style:text-properties fo:color="#ffffff" style:font-name="Century Gothic" fo:font-size="20pt" officeooo:rsid="0010e1aa" officeooo:paragraph-rsid="0010e1aa" style:font-size-asian="20pt" style:font-size-complex="20pt"/>
    </style:style>
    <style:style style:name="P6" style:family="paragraph" style:parent-style-name="Standard">
      <style:paragraph-properties fo:text-align="end" style:justify-single-word="false"/>
      <style:text-properties fo:color="#ffffff" style:font-name="Century Gothic" fo:font-size="48pt" officeooo:rsid="00106e20" officeooo:paragraph-rsid="00106e20" style:font-size-asian="48pt" style:font-size-complex="4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officeooo:rsid="0010e1aa" style:font-size-asian="40pt" style:font-size-complex="40pt"/>
    </style:style>
    <style:style style:name="T3" style:family="text">
      <style:text-properties fo:font-size="40pt" officeooo:rsid="00106e20" style:font-size-asian="40pt" style:font-size-complex="40pt"/>
    </style:style>
    <style:style style:name="T4" style:family="text">
      <style:text-properties fo:font-size="16pt" officeooo:rsid="0010e1aa" style:font-size-asian="16pt" style:font-size-complex="16pt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20pt" officeooo:rsid="0010e1aa" style:font-size-asian="20pt" style:font-size-complex="20pt"/>
    </style:style>
    <style:style style:name="T7" style:family="text">
      <style:text-properties fo:font-size="26pt" officeooo:rsid="0010e1aa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6">PRÁCTICA 01</text:p>
      <text:p text:style-name="P3"><text:span text:style-name="T1"><text:s/></text:span><text:span text:style-name="T7">Configuración máquinas virtuales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3"/></text:p>
      <text:p text:style-name="P4"><text:span text:style-name="T3"/></text:p>
      <text:p text:style-name="P5">Alexis Coves Berna</text:p>
      <text:p text:style-name="P5">DAW 2ºW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#729fcf" style:writing-mode="lr-tb" draw:fill="solid" draw:fill-color="#729fcf" style:footnote-max-height="0cm">
        <style:columns fo:column-count="2">
          <style:column-sep style:width="0.318cm" style:color="#ffffff" style:height="100%" style:style="solid"/>
          <style:column style:rel-width="7899*" fo:start-indent="0cm" fo:end-indent="0.499cm"/>
          <style:column style:rel-width="3441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8:38:59.033271522</meta:creation-date>
    <dc:date>2020-10-01T18:54:49.798275765</dc:date>
    <meta:editing-duration>PT5M40S</meta:editing-duration>
    <meta:editing-cycles>1</meta:editing-cycles>
    <meta:document-statistic meta:table-count="0" meta:image-count="0" meta:object-count="0" meta:page-count="1" meta:paragraph-count="4" meta:word-count="10" meta:character-count="69" meta:non-whitespace-character-count="62"/>
    <meta:generator>LibreOffice/6.2.7.1$Linux_X86_64 LibreOffice_project/23edc44b61b830b7d749943e020e96f5a7df63bf</meta:generator>
  </office:meta>
</office:document-meta>
</file>